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242424" loext:opacity="100%" style:text-line-through-style="none" style:text-line-through-type="none" style:font-name="Courier New" fo:font-size="12pt" fo:font-style="normal" style:text-underline-style="none" fo:font-weight="normal" style:text-blinking="false" fo:background-color="#f2f2f2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</style:style>
    <style:style style:name="T1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style:font-name="Arial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831aac3-7fff-2eae-ce4e-146ae56b69fb"/>Instalação c#</text:p>
      <text:p text:style-name="Text_20_body"/>
      <text:p text:style-name="P1">Instale do .net</text:p>
      <text:p text:style-name="P1">sudo apt install dotnet-sdk-8.0</text:p>
      <text:p text:style-name="Text_20_body"/>
      <text:p text:style-name="P1">Instalação VSCode</text:p>
      <text:p text:style-name="P8"><text:a xlink:type="simple" xlink:href="https://code.visualstudio.com/download" text:style-name="Internet_20_link" text:visited-style-name="Visited_20_Internet_20_Link"><text:span text:style-name="T1">https://code.visualstudio.com/download</text:span></text:a></text:p>
      <text:p text:style-name="Text_20_body"/>
      <text:p text:style-name="P1">Instalação DBeaver(Para Gerenciar o banco de dados )</text:p>
      <text:p text:style-name="P8"><text:a xlink:type="simple" xlink:href="https://dbeaver.io/download/" text:style-name="Internet_20_link" text:visited-style-name="Visited_20_Internet_20_Link"><text:span text:style-name="T1">https://dbeaver.io/download/</text:span></text:a></text:p>
      <text:p text:style-name="Text_20_body"/>
      <text:p text:style-name="P1">Instalação Docker Ubuntu</text:p>
      <text:p text:style-name="P2">sudo apt update &amp;&amp; sudo apt upgrade</text:p>
      <text:p text:style-name="P2">sudo apt install curl</text:p>
      <text:p text:style-name="P2">curl -fsSL https://download.docker.com/linux/ubuntu/gpg | sudo gpg --dearmor -o /usr/share/keyrings/docker-archive-keyring.gpg</text:p>
      <text:p text:style-name="P2">echo "deb [arch=amd64 signed-by=/usr/share/keyrings/docker-archive-keyring.gpg] https://download.docker.com/linux/ubuntu $(lsb_release -cs) stable" | sudo tee /etc/apt/sources.list.d/docker.list</text:p>
      <text:p text:style-name="P2">sudo apt update</text:p>
      <text:p text:style-name="P2">sudo apt install docker-ce docker-ce-cli containerd.io</text:p>
      <text:p text:style-name="P4">Verificar a instalação</text:p>
      <text:p text:style-name="P3">sudo docker version</text:p>
      <text:p text:style-name="Text_20_body"/>
      <text:p text:style-name="P1">Instalação NodeJs</text:p>
      <text:p text:style-name="P2">sudo apt-get update</text:p>
      <text:p text:style-name="P2">sudo apt-get upgrade</text:p>
      <text:p text:style-name="P2">sudo apt-get install curl</text:p>
      <text:p text:style-name="P2">curl -fsSL https://deb.nodesource.com/setup_18.x | sudo -E bash -</text:p>
      <text:p text:style-name="P2">sudo apt-get install nodejs</text:p>
      <text:p text:style-name="Text_20_body"/>
      <text:p text:style-name="P2">Obs : Teste o node usando node –v, caso esteja abaixo da versão 14 desinstale o node e instale novamente com os seguintes comandos :</text:p>
      <text:p text:style-name="Text_20_body"/>
      <text:p text:style-name="P2">sudo apt remove nodejs</text:p>
      <text:p text:style-name="P2">curl -fsSL https://deb.nodesource.com/setup_18.x | sudo -E bash -</text:p>
      <text:p text:style-name="P2">sudo apt-get install nodejs</text:p>
      <text:p text:style-name="Text_20_body"/>
      <text:p text:style-name="P2"><text:soft-page-break/>OBS 2 : Caso de um erro de diretorios, que chegou a acontecer com a gente use os seguintes codigos :</text:p>
      <text:p text:style-name="P5"> </text:p>
      <text:p text:style-name="P2">sudo dpkg -i --force-overwrite /usr/share/doc/nodejs/api/dgram.json.gz</text:p>
      <text:p text:style-name="P2">apt --fix-broken install</text:p>
      <text:p text:style-name="P2">curl -fsSL https://deb.nodesource.com/setup_18.x | sudo -E bash -</text:p>
      <text:p text:style-name="P2">sudo apt-get install nodejs</text:p>
      <text:p text:style-name="Text_20_body"/>
      <text:p text:style-name="P2">e teste usando node –version, caso tenha dado o problema provavelmente sera resolvido com isso.</text:p>
      <text:p text:style-name="Text_20_body"/>
      <text:p text:style-name="P2">OBS 3: Caso o erro de cima não seja resolvido tente as seguintes linhas de comando:</text:p>
      <text:p text:style-name="P2">sudo dpkg --remove --force-remove-reinstreq libnode-dev</text:p>
      <text:p text:style-name="P2">sudo dpkg --remove --force-remove-reinstreq libnode72:amd64</text:p>
      <text:p text:style-name="P2">apt --fix-broken install</text:p>
      <text:p text:style-name="P2">curl -fsSL https://deb.nodesource.com/setup_18.x | sudo -E bash -</text:p>
      <text:p text:style-name="P2">sudo apt-get install nodejs</text:p>
      <text:p text:style-name="Text_20_body"/>
      <text:p text:style-name="P2">e teste usando node –version, caso tenha dado o problema provavelmente sera resolvido com isso.</text:p>
      <text:p text:style-name="Text_20_body"><text:line-break/><text:line-break/><text:line-break/></text:p>
      <text:p text:style-name="P1">Instalação React:  </text:p>
      <text:p text:style-name="P1">npm install -g create-react-app</text:p>
      <text:p text:style-name="Text_20_body"/>
      <text:p text:style-name="P1">Instalação NPM:</text:p>
      <text:p text:style-name="P1">sudo apt install npm</text:p>
      <text:p text:style-name="Text_20_body"/>
      <text:p text:style-name="P1">Instalação Docker :</text:p>
      <text:p text:style-name="P1"># Add Docker's official GPG key :</text:p>
      <text:p text:style-name="P1">sudo apt-get update</text:p>
      <text:p text:style-name="P1">sudo apt-get install ca-certificates curl</text:p>
      <text:p text:style-name="P1">sudo install -m 0755 -d /etc/apt/keyrings</text:p>
      <text:p text:style-name="P1">sudo curl -fsSL https://download.docker.com/linux/ubuntu/gpg -o /etc/apt/keyrings/docker.asc</text:p>
      <text:p text:style-name="P1">sudo chmod a+r /etc/apt/keyrings/docker.asc</text:p>
      <text:p text:style-name="Text_20_body"/>
      <text:p text:style-name="P1"># Add the repository to Apt sources :</text:p>
      <text:p text:style-name="P1">echo \</text:p>
      <text:p text:style-name="P6"><text:soft-page-break/>  <text:span text:style-name="T2">"deb [arch=$(dpkg --print-architecture) signed-by=/etc/apt/keyrings/docker.asc] https://download.docker.com/linux/ubuntu \</text:span></text:p>
      <text:p text:style-name="P6">  <text:span text:style-name="T2">$(. /etc/os-release &amp;&amp; echo "$VERSION_CODENAME") stable" | \</text:span></text:p>
      <text:p text:style-name="P6">  <text:span text:style-name="T2">sudo tee /etc/apt/sources.list.d/docker.list &gt; /dev/null</text:span></text:p>
      <text:p text:style-name="P1">sudo apt-get update</text:p>
      <text:p text:style-name="Text_20_body"/>
      <text:p text:style-name="P1">sudo apt-get install docker-ce docker-ce-cli containerd.io docker-buildx-plugin docker-compose-plugin</text:p>
      <text:p text:style-name="Text_20_body"/>
      <text:p text:style-name="P1">Instalação Postgresql no Docker :</text:p>
      <text:p text:style-name="P1">docker pull postgres</text:p>
      <text:p text:style-name="P1">docker run -p 5432:5432 -v /tmp/database:/var/lib/postgresql/data -e POSTGRES_PASSWORD=1234 -d postgres</text:p>
      <text:p text:style-name="P7">docker ps</text:p>
      <text:p text:style-name="Text_20_body"/>
      <text:p text:style-name="P1">Extensões para VSCODE :</text:p>
      <text:p text:style-name="P1">.NET Install Tool - Microsoft</text:p>
      <text:p text:style-name="P1">C# - Microsoft</text:p>
      <text:p text:style-name="P1">C# Extensions - JosKreativ</text:p>
      <text:p text:style-name="P1">NuGet Gallery - pcislo</text:p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0:58:28.236602404</meta:creation-date>
    <dc:date>2024-02-27T20:58:56.526174811</dc:date>
    <meta:editing-duration>PT28S</meta:editing-duration>
    <meta:editing-cycles>1</meta:editing-cycles>
    <meta:document-statistic meta:table-count="0" meta:image-count="0" meta:object-count="0" meta:page-count="3" meta:paragraph-count="69" meta:word-count="383" meta:character-count="2977" meta:non-whitespace-character-count="2655"/>
    <meta:generator>LibreOffice/7.3.7.2$Linux_X86_64 LibreOffice_project/30$Build-2</meta:generator>
  </office:meta>
</office:document-meta>
</file>